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38H53M37.767S" calcext:value-type="time">
            <text:p>438:53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Attachable interface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1]-[.B91] &gt; 0; [.C91]-[.B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1]-[.F91] &gt; 0; [.G91]-[.F91]; 0)" office:value-type="time" office:time-value="PT00H00M00S" calcext:value-type="time">
            <text:p>00:00</text:p>
          </table:table-cell>
          <table:table-cell table:formula="of:=[.D91]+[.H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14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07:56:55.9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21T09:19:56.004000000</dc:date>
    <dc:creator>Benjamin Laws</dc:creator>
    <meta:editing-duration>P18DT2H42M12S</meta:editing-duration>
    <meta:editing-cycles>500</meta:editing-cycles>
    <meta:generator>LibreOffice/7.2.6.2$Windows_X86_64 LibreOffice_project/b0ec3a565991f7569a5a7f5d24fed7f52653d754</meta:generator>
    <meta:document-statistic meta:table-count="2" meta:cell-count="721" meta:object-count="0"/>
  </office:meta>
</office:document-meta>
</file>